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margin-left="0cm" fo:margin-right="-0.323cm" fo:line-height="150%" fo:text-align="start" style:justify-single-word="false" fo:text-indent="0cm" style:auto-text-indent="false" style:page-number="1"/>
      <style:text-properties fo:color="#111111" loext:opacity="100%" fo:font-size="12pt" fo:font-style="normal" officeooo:rsid="000a70ca" officeooo:paragraph-rsid="000a70ca" style:font-size-asian="10.5pt" style:font-style-asian="normal" style:font-size-complex="12pt" style:font-style-complex="normal"/>
    </style:style>
    <style:style style:name="P2" style:family="paragraph" style:parent-style-name="normal">
      <style:paragraph-properties fo:margin-left="0cm" fo:margin-right="-0.323cm" fo:line-height="150%" fo:text-align="start" style:justify-single-word="false" fo:text-indent="0cm" style:auto-text-indent="false"/>
      <style:text-properties fo:color="#111111" loext:opacity="100%" fo:font-size="12pt" fo:font-style="normal" officeooo:rsid="0009a6c1" officeooo:paragraph-rsid="0009a6c1"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de vérité des porte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90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1cm" fo:margin-left="0cm" fo:margin-right="0cm" fo:margin-bottom="0.88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  <text:p text:style-name="normal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evis</dc:title>
    <meta:editing-duration>P1DT5H52M27S</meta:editing-duration>
    <meta:editing-cycles>2</meta:editing-cycles>
    <meta:generator>LibreOffice/25.2.5.2$Windows_X86_64 LibreOffice_project/03d19516eb2e1dd5d4ccd751a0d6f35f35e08022</meta:generator>
    <meta:creation-date>2025-09-24T08:56:21.700836800</meta:creation-date>
    <dc:date>2025-09-25T14:59:03.457823400</dc:date>
    <meta:document-statistic meta:table-count="0" meta:image-count="0" meta:object-count="0" meta:page-count="1" meta:paragraph-count="1" meta:word-count="5" meta:character-count="26" meta:non-whitespace-character-count="22"/>
    <meta:template xlink:type="simple" xlink:actuate="onRequest" xlink:title="devis" xlink:href="../../AppData/Roaming/LibreOffice/4/user/template/devis.ott" meta:date="2025-09-24T08:56:21.251865700"/>
  </office:meta>
</office:document-meta>
</file>